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officeooo:rsid="000ad6da" officeooo:paragraph-rsid="000ad6da"/>
    </style:style>
    <style:style style:name="P2" style:family="paragraph" style:parent-style-name="Standard">
      <style:paragraph-properties fo:text-align="start" style:justify-single-word="false"/>
      <style:text-properties officeooo:rsid="000ad6da" officeooo:paragraph-rsid="000ad6da"/>
    </style:style>
    <style:style style:name="P3" style:family="paragraph" style:parent-style-name="Standard">
      <style:paragraph-properties fo:text-align="justify" style:justify-single-word="false">
        <style:tab-stops>
          <style:tab-stop style:position="4.8cm"/>
        </style:tab-stops>
      </style:paragraph-properties>
      <style:text-properties officeooo:rsid="000ad6da" officeooo:paragraph-rsid="000ad6da"/>
    </style:style>
    <style:style style:name="P4" style:family="paragraph" style:parent-style-name="Standard">
      <style:paragraph-properties fo:text-align="center" style:justify-single-word="false">
        <style:tab-stops>
          <style:tab-stop style:position="4.8cm"/>
        </style:tab-stops>
      </style:paragraph-properties>
      <style:text-properties officeooo:rsid="000ad6da" officeooo:paragraph-rsid="000ad6da"/>
    </style:style>
    <style:style style:name="P5" style:family="paragraph" style:parent-style-name="Standard">
      <style:paragraph-properties fo:text-align="start" style:justify-single-word="false"/>
      <style:text-properties fo:font-weight="bold" officeooo:rsid="000ad6da" officeooo:paragraph-rsid="000ad6da" style:font-weight-asian="bold" style:font-weight-complex="bold"/>
    </style:style>
    <style:style style:name="P6" style:family="paragraph" style:parent-style-name="Standard">
      <style:paragraph-properties fo:text-align="center" style:justify-single-word="false">
        <style:tab-stops>
          <style:tab-stop style:position="4.8cm"/>
        </style:tab-stops>
      </style:paragraph-properties>
      <style:text-properties officeooo:rsid="000b97d3" officeooo:paragraph-rsid="000b97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San Lorenzo, 27 de marzo de 2018</text:p>
      <text:p text:style-name="P1"/>
      <text:p text:style-name="P1"/>
      <text:p text:style-name="P1"/>
      <text:p text:style-name="P5">Ing. Luis Alberto Lima Morra. Presidente.</text:p>
      <text:p text:style-name="P5">Consejo Nacional de Ciencia y Tecnología.</text:p>
      <text:p text:style-name="P2">De mi mayor consideración:</text:p>
      <text:p text:style-name="P2"/>
      <text:p text:style-name="P2"/>
      <text:p text:style-name="P3"><text:tab/>Tengo el agrado de dirigirme al Sr. Presidente, para manifestar mi autorización para la publicación del documento consistente en el anteproyecto de tesis de maestría, el cual me encuentro actualmente finalizando.</text:p>
      <text:p text:style-name="P3"><text:tab/></text:p>
      <text:p text:style-name="P3"><text:tab/>Mi código de becario es 08-17, y el IES es Facultad Politécnica – Universidad Nacional de Asunción (14-POS-008).</text:p>
      <text:p text:style-name="P3"/>
      <text:p text:style-name="P3"><text:tab/>Sin otro particular, aprovecho la oportunidad para saludarlo con mi más alta estima.</text:p>
      <text:p text:style-name="P3"/>
      <text:p text:style-name="P3"/>
      <text:p text:style-name="P3"/>
      <text:p text:style-name="P3"/>
      <text:p text:style-name="P3"><text:tab/><text:tab/><text:tab/>_____________________</text:p>
      <text:p text:style-name="P4">Ing. Luis G. Moré.</text:p>
      <text:p text:style-name="P6">Becari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9:24:02.960129070</meta:creation-date>
    <dc:date>2018-03-27T19:32:21.557443054</dc:date>
    <meta:editing-duration>PT8M20S</meta:editing-duration>
    <meta:editing-cycles>2</meta:editing-cycles>
    <meta:generator>LibreOffice/5.4.5.1$Linux_X86_64 LibreOffice_project/40m0$Build-1</meta:generator>
    <meta:document-statistic meta:table-count="0" meta:image-count="0" meta:object-count="0" meta:page-count="1" meta:paragraph-count="11" meta:word-count="90" meta:character-count="602" meta:non-whitespace-character-count="514"/>
  </office:meta>
</office:document-meta>
</file>